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emiera filmu</text:h>
      <text:p text:style-name="Standard">Pewnego dnia jakiś znajomy zatrzymał mnie i powiedział ze złością w głosie:</text:p>
      <text:list xml:id="list37603450" text:style-name="L1">
        <text:list-item>
          <text:p text:style-name="P2">Wiesz że wczoraj była premiera kolejnej części tego filmu akcji?</text:p>
        </text:list-item>
        <text:list-item>
          <text:p text:style-name="P2">Ale o który dokładnie ci chodzi? Bo ostatnio trochę ich wyszło?</text:p>
        </text:list-item>
        <text:list-item>
          <text:p text:style-name="P2">Szklana pułapka 6.</text:p>
        </text:list-item>
        <text:list-item>
          <text:p text:style-name="P2">I co ciekawego wymyślili tym razem? John McClane uratował nas przed kosmitami?</text:p>
        </text:list-item>
        <text:list-item>
          <text:p text:style-name="P2">Nie, cofa się w czasie do Szklanej Pułapki 1 i ostrzega samego siebie o ataku terrorystycznym...</text:p>
        </text:list-item>
        <text:list-item>
          <text:p text:style-name="P2">I oczywiście nie mogło zabraknąć zakrwawionego, białego podkoszulka?</text:p>
        </text:list-item>
        <text:list-item>
          <text:p text:style-name="P2">Musisz tak marudzić?</text:p>
        </text:list-item>
        <text:list-item>
          <text:p text:style-name="P2">Jak zawsze.</text:p>
        </text:list-item>
        <text:list-item>
          <text:p text:style-name="P2">Może jednak obejrzysz film? Choć znając ciebie i tak tego nie zrobisz, a potem będziesz mi wmawiał że nie widziałeś, bo zebrał najgorsze recenzje.</text:p>
        </text:list-item>
        <text:list-item>
          <text:p text:style-name="P2">Może tym razem obejrzę. Ciekawi mnie sąd wzięli młodego Bruce'a Willisa. Ale teraz lecę bo spóźnię się na uczelnie.</text:p>
        </text:list-item>
        <text:list-item>
          <text:p text:style-name="P2">Ok, pogadamy wieczorem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dam Skorek</text:p>
      <text:p text:style-name="P3">Grzegorz Ciesiel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3-03-21T17:49:40.95</dc:date>
    <dc:creator>Adam Skorek</dc:creator>
    <meta:editing-duration>PT14M49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1" meta:paragraph-count="15" meta:word-count="140" meta:character-count="832"/>
  </office:meta>
</office:document-meta>
</file>